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ap</text:p>
      <text:p text:style-name="Standard"><text:tab/>Logic</text:p>
      <text:p text:style-name="Standard"><text:tab/><text:tab/>Proof - Deduction</text:p>
      <text:p text:style-name="Standard"><text:tab/><text:tab/><text:tab/>Valid/Invalid Arguments</text:p>
      <text:p text:style-name="Standard"><text:tab/><text:tab/>Circuit Design</text:p>
      <text:p text:style-name="Standard"><text:tab/><text:tab/><text:tab/>Optimization</text:p>
      <text:p text:style-name="Standard"><text:tab/><text:tab/>Artificial Intelligence</text:p>
      <text:p text:style-name="Standard"><text:tab/><text:tab/><text:tab/>Universal-Existential</text:p>
      <text:p text:style-name="Standard"><text:tab/>Numerical</text:p>
      <text:p text:style-name="Standard"><text:tab/><text:tab/>Counting</text:p>
      <text:p text:style-name="Standard"><text:tab/><text:tab/><text:tab/>Sums - Products</text:p>
      <text:p text:style-name="Standard"><text:tab/><text:tab/><text:tab/><text:tab/>Sequence - Recursions</text:p>
      <text:p text:style-name="Standard"><text:tab/><text:tab/><text:tab/><text:tab/><text:tab/>Permutations</text:p>
      <text:p text:style-name="Standard"><text:tab/><text:tab/><text:tab/><text:tab/><text:tab/>Combinations</text:p>
      <text:p text:style-name="Standard"><text:tab/><text:tab/><text:tab/><text:tab/><text:tab/>Probabilities</text:p>
      <text:p text:style-name="Standard"><text:tab/><text:tab/><text:tab/><text:tab/><text:tab/>Expectations</text:p>
      <text:p text:style-name="Standard"><text:tab/>Birthday Problem</text:p>
      <text:p text:style-name="Standard"><text:tab/><text:tab/>Analogous</text:p>
      <text:p text:style-name="Standard"><text:tab/><text:tab/><text:tab/>Encryption - Security</text:p>
      <text:p text:style-name="Standard"><text:tab/><text:tab/><text:tab/>Queues - Threading, Parallel Processing</text:p>
      <text:p text:style-name="Standard"><text:tab/><text:tab/><text:tab/>Hash - Dictionaries, Key/Value pairs</text:p>
      <text:p text:style-name="Standard"><text:tab/><text:tab/><text:tab/>Filters - Compression</text:p>
      <text:p text:style-name="Standard"><text:tab/><text:tab/><text:tab/>Games - Collis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. Mark E. Lehr</meta:initial-creator>
    <meta:creation-date>2017-03-27T19:25:10.45</meta:creation-date>
    <meta:document-statistic meta:table-count="0" meta:image-count="0" meta:object-count="0" meta:page-count="1" meta:paragraph-count="23" meta:word-count="47" meta:character-count="446"/>
    <dc:date>2017-03-27T19:39:46.94</dc:date>
    <dc:creator>Dr. Mark E. Lehr</dc:creator>
    <meta:editing-duration>PT14M37S</meta:editing-duration>
    <meta:editing-cycles>1</meta:editing-cycles>
    <meta:generator>OpenOffice/4.1.2$Win32 OpenOffice.org_project/412m3$Build-9782</meta:generator>
  </office:meta>
</office:document-meta>
</file>